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3CC2A69010C7996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3.8953in" draw:z-index="0"><draw:image xlink:href="Pictures/1000000000000780000004383CC2A69010C7996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6T23:46:51.076000000</dc:date>
    <meta:editing-duration>PT1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5.2$Windows_X86_64 LibreOffice_project/184fe81b8c8c30d8b5082578aee2fed2ea847c01</meta:generator>
  </office:meta>
</office:document-meta>
</file>